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87.42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3.64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42.76mm"/>
    </style:style>
    <style:style style:name="co8" style:family="table-column">
      <style:table-column-properties fo:break-before="auto" style:column-width="89.04mm"/>
    </style:style>
    <style:style style:name="co9" style:family="table-column">
      <style:table-column-properties fo:break-before="auto" style:column-width="72.16mm"/>
    </style:style>
    <style:style style:name="co10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ext-properties fo:color="#3c3c3c" style:font-name="Ubuntu" fo:font-size="10.5pt" fo:language="none" fo:country="none" fo:font-weight="bold" style:font-name-asian="Ubuntu" style:font-size-asian="10.5pt" style:language-asian="none" style:country-asian="none" style:font-weight-asian="bold" style:font-name-complex="Ubuntu" style:font-size-complex="10.5pt" style:language-complex="none" style:country-complex="none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0.27mm" svg:height="1.86mm" svg:x="50.27mm" svg:y="70.12mm">
            <loext:p draw:notify-on-update-of-ranges="Sheet1.A1:Sheet1.B1 Sheet1.A2:Sheet1.B6 Sheet1.C1:Sheet1.C1 Sheet1.C2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35mm" svg:height="0.27mm" svg:x="197.23mm" svg:y="93.23mm">
            <loext:p draw:notify-on-update-of-ranges="Sheet1.A1:Sheet1.B1 Sheet1.A2:Sheet1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Video Name</text:p>
          </table:table-cell>
          <table:table-cell table:style-name="ce1" office:value-type="string" calcext:value-type="string">
            <text:p>No of Comments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Despacito Song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Trump Speech After Elections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One horror Movie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ne comedy Movie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One Google launching Event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Talk show with billgates</text:p>
          </table:table-cell>
          <table:table-cell office:value-type="float" office:value="50000" calcext:value-type="float">
            <text:p>50000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 office:value-type="string" calcext:value-type="string">
            <text:p>VIDEO</text:p>
          </table:table-cell>
          <table:table-cell table:style-name="ce3" office:value-type="string" calcext:value-type="string">
            <text:p>Time Taken to divide into positve,negative,neutral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956 Sec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932Sec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863 Sec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1102 Sec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890sec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760 sec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2" office:value-type="string" calcext:value-type="string">
            <text:p>VIDEO</text:p>
          </table:table-cell>
          <table:table-cell table:style-name="ce3" office:value-type="string" calcext:value-type="string">
            <text:p>TIME TAKEN TO TAKE DATA FROM YOUTUBE API</text:p>
          </table:table-cell>
          <table:table-cell table:style-name="ce2" office:value-type="string" calcext:value-type="string">
            <text:p>Creating Graphs With Bigdata</text:p>
          </table:table-cell>
          <table:table-cell table:style-name="ce2" office:value-type="string" calcext:value-type="string">
            <text:p>Creating Graphs Without Bigdata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12480 Sec</text:p>
          </table:table-cell>
          <table:table-cell office:value-type="float" office:value="1.896" calcext:value-type="float">
            <text:p>1.896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11000 Sec</text:p>
          </table:table-cell>
          <table:table-cell office:value-type="float" office:value="1.702" calcext:value-type="float">
            <text:p>1.702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10500 Sec</text:p>
          </table:table-cell>
          <table:table-cell office:value-type="float" office:value="1.605" calcext:value-type="float">
            <text:p>1.605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11200Sec</text:p>
          </table:table-cell>
          <table:table-cell office:value-type="float" office:value="1.456" calcext:value-type="float">
            <text:p>1.456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10400 Sec</text:p>
          </table:table-cell>
          <table:table-cell office:value-type="float" office:value="1.234" calcext:value-type="float">
            <text:p>1.234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8000 Sec</text:p>
          </table:table-cell>
          <table:table-cell office:value-type="float" office:value="1.65" calcext:value-type="float">
            <text:p>1.65</text:p>
          </table:table-cell>
          <table:table-cell office:value-type="float" office:value="0.65" calcext:value-type="float">
            <text:p>0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4:41:04.945690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41:10.818462327</meta:creation-date>
    <meta:editing-duration>PT2H7M21S</meta:editing-duration>
    <meta:editing-cycles>4</meta:editing-cycles>
    <meta:generator>LibreOffice/5.1.6.2$Linux_X86_64 LibreOffice_project/10m0$Build-2</meta:generator>
    <dc:date>2019-04-08T16:58:40.739757835</dc:date>
    <meta:document-statistic meta:table-count="3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028cm" svg:height="0.187cm" xlink:href=".." xlink:type="simple" chart:class="chart:bar" chart:style-name="ch1">
        <chart:plot-area chart:style-name="ch2" table:cell-range-address="Sheet1.A1:Sheet1.C6" chart:data-source-has-labels="both" svg:x="0cm" svg:y="0.003cm" svg:width="0.028cm" svg:height="0.181cm">
          <chartooo:coordinate-region svg:x="0.009cm" svg:y="0.003cm" svg:width="0.009cm" svg:height="0.06cm"/>
          <chart:axis chart:dimension="x" chart:name="primary-x" chart:style-name="ch3" chartooo:axis-type="auto">
            <chartooo:date-scale/>
            <chart:categories table:cell-range-address="Sheet1.A2:Sheet1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label-cell-address="Sheet1.C1:Sheet1.C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f Comment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 Despacito Song</text:p>
                <text:list>
                  <text:list-item>
                    <text:p>v1</text:p>
                  </text:list-item>
                  <text:list-item>
                    <text:p>Despacito Song</text:p>
                  </text:list-item>
                </text:list>
                <draw:g>
                  <svg:desc>Sheet1.A2:Sheet1.B6</svg:desc>
                </draw:g>
              </table:table-cell>
              <table:table-cell office:value-type="float" office:value="120000">
                <text:p>120000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v2 Trump Speech After Elections</text:p>
                <text:list>
                  <text:list-item>
                    <text:p>v2</text:p>
                  </text:list-item>
                  <text:list-item>
                    <text:p>Trump Speech After Elections</text:p>
                  </text:list-item>
                </text:list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v3 One horror Movie</text:p>
                <text:list>
                  <text:list-item>
                    <text:p>v3</text:p>
                  </text:list-item>
                  <text:list-item>
                    <text:p>One horror Movie</text:p>
                  </text:list-item>
                </text:list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v4 One comedy Movie</text:p>
                <text:list>
                  <text:list-item>
                    <text:p>v4</text:p>
                  </text:list-item>
                  <text:list-item>
                    <text:p>One comedy Movie</text:p>
                  </text:list-item>
                </text:list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v5 One Google launching Event</text:p>
                <text:list>
                  <text:list-item>
                    <text:p>v5</text:p>
                  </text:list-item>
                  <text:list-item>
                    <text:p>One Google launching Event</text:p>
                  </text:list-item>
                </text:list>
              </table:table-cell>
              <table:table-cell office:value-type="float" office:value="80000">
                <text:p>8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.336cm" svg:height="0.028cm" xlink:href=".." xlink:type="simple" chart:class="chart:bar" chart:style-name="ch1">
        <chart:plot-area chart:style-name="ch2" table:cell-range-address="Sheet1.A1:Sheet1.B6" chart:data-source-has-labels="both" svg:x="1.057cm" svg:y="0cm" svg:width="1.233cm" svg:height="0.028cm">
          <chartooo:coordinate-region svg:x="1.493cm" svg:y="0.009cm" svg:width="0.797cm" svg:height="0.009cm"/>
          <chart:axis chart:dimension="x" chart:name="primary-x" chart:style-name="ch3" chartooo:axis-type="auto">
            <chartooo:date-scale/>
            <chart:categories table:cell-range-address="Sheet1.A2:Sheet1.B6"/>
          </chart:axis>
          <chart:axis chart:dimension="y" chart:name="primary-y" chart:style-name="ch4">
            <chart:title svg:x="0.451cm" svg:y="0.353cm" chart:style-name="ch5">
              <text:p>N</text:p>
            </chart:title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